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agfile</text:p>
          </table:table-cell>
          <table:table-cell office:value-type="string" calcext:value-type="string">
            <text:p>bag_start_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eyeball</text:p>
          </table:table-cell>
          <table:table-cell office:value-type="string" calcext:value-type="string">
            <text:p>calculated dist 0.01</text:p>
          </table:table-cell>
          <table:table-cell/>
          <table:table-cell office:value-type="string" calcext:value-type="string">
            <text:p>calculated dist 0.5</text:p>
          </table:table-cell>
          <table:table-cell/>
        </table:table-row>
        <table:table-row table:style-name="ro1">
          <table:table-cell office:value-type="string" calcext:value-type="string">
            <text:p>1-bagel-1_2021-11-23-14-05-08.bag</text:p>
          </table:table-cell>
          <table:table-cell office:value-type="float" office:value="1637705108.54491" calcext:value-type="float">
            <text:p>1637705108.54491</text:p>
          </table:table-cell>
          <table:table-cell office:value-type="float" office:value="1637705118.78413" calcext:value-type="float">
            <text:p>1637705118.78413</text:p>
          </table:table-cell>
          <table:table-cell office:value-type="float" office:value="1637705115.25175" calcext:value-type="float">
            <text:p>1637705115.25175</text:p>
          </table:table-cell>
          <table:table-cell office:value-type="float" office:value="1637705113.00407" calcext:value-type="float">
            <text:p>1637705113.00407</text:p>
          </table:table-cell>
          <table:table-cell table:formula="of:=[.D2]-[.E2]" office:value-type="float" office:value="2.24767565727234" calcext:value-type="float">
            <text:p>2.24767565727234</text:p>
          </table:table-cell>
          <table:table-cell office:value-type="float" office:value="1637705115.37405" calcext:value-type="float">
            <text:p>1637705115.37405</text:p>
          </table:table-cell>
          <table:table-cell/>
        </table:table-row>
        <table:table-row table:style-name="ro1">
          <table:table-cell office:value-type="string" calcext:value-type="string">
            <text:p>1-broccoli-3_2021-11-23-13-38-54.bag</text:p>
          </table:table-cell>
          <table:table-cell office:value-type="float" office:value="1637703534.6941" calcext:value-type="float">
            <text:p>1637703534.6941</text:p>
          </table:table-cell>
          <table:table-cell office:value-type="float" office:value="1637703544.33413" calcext:value-type="float">
            <text:p>1637703544.33413</text:p>
          </table:table-cell>
          <table:table-cell office:value-type="float" office:value="1637703539.03186" calcext:value-type="float">
            <text:p>1637703539.03186</text:p>
          </table:table-cell>
          <table:table-cell office:value-type="float" office:value="1637703536.57415" calcext:value-type="float">
            <text:p>1637703536.57415</text:p>
          </table:table-cell>
          <table:table-cell table:formula="of:=[.D3]-[.E3]" office:value-type="float" office:value="2.45771765708923" calcext:value-type="float">
            <text:p>2.45771765708923</text:p>
          </table:table-cell>
          <table:table-cell office:value-type="float" office:value="1637703544.33413" calcext:value-type="float">
            <text:p>1637703544.33413</text:p>
          </table:table-cell>
          <table:table-cell/>
        </table:table-row>
        <table:table-row table:style-name="ro1">
          <table:table-cell office:value-type="string" calcext:value-type="string">
            <text:p>1-noodles-3_2021-11-23-14-03-33.bag</text:p>
          </table:table-cell>
          <table:table-cell office:value-type="float" office:value="1637705013.40403" calcext:value-type="float">
            <text:p>1637705013.40403</text:p>
          </table:table-cell>
          <table:table-cell office:value-type="float" office:value="1637705024.38414" calcext:value-type="float">
            <text:p>1637705024.38414</text:p>
          </table:table-cell>
          <table:table-cell office:value-type="float" office:value="1637705018.68419" calcext:value-type="float">
            <text:p>1637705018.68419</text:p>
          </table:table-cell>
          <table:table-cell office:value-type="float" office:value="1637705015.96411" calcext:value-type="float">
            <text:p>1637705015.96411</text:p>
          </table:table-cell>
          <table:table-cell table:formula="of:=[.D4]-[.E4]" office:value-type="float" office:value="2.72007751464844" calcext:value-type="float">
            <text:p>2.72007751464844</text:p>
          </table:table-cell>
          <table:table-cell office:value-type="float" office:value="1637705024.38414" calcext:value-type="float">
            <text:p>1637705024.38414</text:p>
          </table:table-cell>
          <table:table-cell/>
        </table:table-row>
        <table:table-row table:style-name="ro1">
          <table:table-cell office:value-type="string" calcext:value-type="string">
            <text:p>2-fries-1_2021-11-23-15-00-36.bag</text:p>
          </table:table-cell>
          <table:table-cell office:value-type="float" office:value="1637708436.76404" calcext:value-type="float">
            <text:p>1637708436.76404</text:p>
          </table:table-cell>
          <table:table-cell office:value-type="float" office:value="1637708448.93411" calcext:value-type="float">
            <text:p>1637708448.93411</text:p>
          </table:table-cell>
          <table:table-cell office:value-type="float" office:value="1637708443.20448" calcext:value-type="float">
            <text:p>1637708443.20448</text:p>
          </table:table-cell>
          <table:table-cell office:value-type="float" office:value="1637708439.27427" calcext:value-type="float">
            <text:p>1637708439.27427</text:p>
          </table:table-cell>
          <table:table-cell table:formula="of:=[.D5]-[.E5]" office:value-type="float" office:value="3.93020915985107" calcext:value-type="float">
            <text:p>3.93020915985107</text:p>
          </table:table-cell>
          <table:table-cell office:value-type="float" office:value="1637708448.93411" calcext:value-type="float">
            <text:p>1637708448.93411</text:p>
          </table:table-cell>
          <table:table-cell/>
        </table:table-row>
        <table:table-row table:style-name="ro1">
          <table:table-cell office:value-type="string" calcext:value-type="string">
            <text:p>2-jello-2_2021-11-23-14-48-56.bag</text:p>
          </table:table-cell>
          <table:table-cell office:value-type="float" office:value="1637707736.70416" calcext:value-type="float">
            <text:p>1637707736.70416</text:p>
          </table:table-cell>
          <table:table-cell office:value-type="float" office:value="1637707749.78402" calcext:value-type="float">
            <text:p>1637707749.78402</text:p>
          </table:table-cell>
          <table:table-cell office:value-type="float" office:value="1637707741.08527" calcext:value-type="float">
            <text:p>1637707741.08527</text:p>
          </table:table-cell>
          <table:table-cell office:value-type="float" office:value="1637707738.15418" calcext:value-type="float">
            <text:p>1637707738.15418</text:p>
          </table:table-cell>
          <table:table-cell table:formula="of:=[.D6]-[.E6]" office:value-type="float" office:value="2.93108534812927" calcext:value-type="float">
            <text:p>2.93108534812927</text:p>
          </table:table-cell>
          <table:table-cell office:value-type="float" office:value="1637707741.95442" calcext:value-type="float">
            <text:p>1637707741.95442</text:p>
          </table:table-cell>
          <table:table-cell/>
        </table:table-row>
        <table:table-row table:style-name="ro1">
          <table:table-cell office:value-type="string" calcext:value-type="string">
            <text:p>2-lettuce-2_2021-11-23-15-17-10.bag</text:p>
          </table:table-cell>
          <table:table-cell office:value-type="float" office:value="1637709430.43476" calcext:value-type="float">
            <text:p>1637709430.43476</text:p>
          </table:table-cell>
          <table:table-cell office:value-type="float" office:value="1637709443.80409" calcext:value-type="float">
            <text:p>1637709443.80409</text:p>
          </table:table-cell>
          <table:table-cell office:value-type="float" office:value="1637709435.15298" calcext:value-type="float">
            <text:p>1637709435.15298</text:p>
          </table:table-cell>
          <table:table-cell office:value-type="float" office:value="1637709432.9441" calcext:value-type="float">
            <text:p>1637709432.9441</text:p>
          </table:table-cell>
          <table:table-cell table:formula="of:=[.D7]-[.E7]" office:value-type="float" office:value="2.20888233184814" calcext:value-type="float">
            <text:p>2.20888233184814</text:p>
          </table:table-cell>
          <table:table-cell office:value-type="float" office:value="1637709432.9441" calcext:value-type="float">
            <text:p>1637709432.9441</text:p>
          </table:table-cell>
          <table:table-cell/>
        </table:table-row>
        <table:table-row table:style-name="ro1">
          <table:table-cell office:value-type="string" calcext:value-type="string">
            <text:p>2-sandwich-3_2021-11-23-15-07-58.bag</text:p>
          </table:table-cell>
          <table:table-cell office:value-type="float" office:value="1637708878.89417" calcext:value-type="float">
            <text:p>1637708878.89417</text:p>
          </table:table-cell>
          <table:table-cell office:value-type="float" office:value="1637708893.08411" calcext:value-type="float">
            <text:p>1637708893.08411</text:p>
          </table:table-cell>
          <table:table-cell office:value-type="float" office:value="1637708886.1242" calcext:value-type="float">
            <text:p>1637708886.1242</text:p>
          </table:table-cell>
          <table:table-cell office:value-type="float" office:value="1637708880.78403" calcext:value-type="float">
            <text:p>1637708880.78403</text:p>
          </table:table-cell>
          <table:table-cell table:formula="of:=[.D8]-[.E8]" office:value-type="float" office:value="5.34016704559326" calcext:value-type="float">
            <text:p>5.34016704559326</text:p>
          </table:table-cell>
          <table:table-cell office:value-type="float" office:value="1637708881.87408" calcext:value-type="float">
            <text:p>1637708881.87408</text:p>
          </table:table-cell>
          <table:table-cell/>
        </table:table-row>
        <table:table-row table:style-name="ro1">
          <table:table-cell office:value-type="string" calcext:value-type="string">
            <text:p>3-chicken-4_2021-11-23-17-48-51.bag</text:p>
          </table:table-cell>
          <table:table-cell office:value-type="float" office:value="1637718531.94412" calcext:value-type="float">
            <text:p>1637718531.94412</text:p>
          </table:table-cell>
          <table:table-cell office:value-type="float" office:value="1637718538.33411" calcext:value-type="float">
            <text:p>1637718538.33411</text:p>
          </table:table-cell>
          <table:table-cell office:value-type="float" office:value="1637718535.76417" calcext:value-type="float">
            <text:p>1637718535.76417</text:p>
          </table:table-cell>
          <table:table-cell office:value-type="float" office:value="1637718534.14406" calcext:value-type="float">
            <text:p>1637718534.14406</text:p>
          </table:table-cell>
          <table:table-cell table:formula="of:=[.D9]-[.E9]" office:value-type="float" office:value="1.62011170387268" calcext:value-type="float">
            <text:p>1.62011170387268</text:p>
          </table:table-cell>
          <table:table-cell office:value-type="float" office:value="1637718537.03407" calcext:value-type="float">
            <text:p>1637718537.03407</text:p>
          </table:table-cell>
          <table:table-cell/>
        </table:table-row>
        <table:table-row table:style-name="ro1">
          <table:table-cell office:value-type="string" calcext:value-type="string">
            <text:p>3-riceandbeans-4_2021-11-23-17-43-32.bag</text:p>
          </table:table-cell>
          <table:table-cell office:value-type="float" office:value="1637718212.35417" calcext:value-type="float">
            <text:p>1637718212.35417</text:p>
          </table:table-cell>
          <table:table-cell office:value-type="float" office:value="1637718219.38421" calcext:value-type="float">
            <text:p>1637718219.38421</text:p>
          </table:table-cell>
          <table:table-cell office:value-type="string" calcext:value-type="string">
            <text:p>bad</text:p>
          </table:table-cell>
          <table:table-cell office:value-type="float" office:value="1637718214.16417" calcext:value-type="float">
            <text:p>1637718214.16417</text:p>
          </table:table-cell>
          <table:table-cell table:formula="of:=[.D10]-[.E10]" office:value-type="string" office:string-value="" calcext:value-type="error">
            <text:p>#VALUE!</text:p>
          </table:table-cell>
          <table:table-cell office:value-type="float" office:value="1637718219.38421" calcext:value-type="float">
            <text:p>1637718219.38421</text:p>
          </table:table-cell>
          <table:table-cell/>
        </table:table-row>
        <table:table-row table:style-name="ro1">
          <table:table-cell office:value-type="string" calcext:value-type="string">
            <text:p>3-spinach-1_2021-11-23-18-06-44.bag</text:p>
          </table:table-cell>
          <table:table-cell office:value-type="float" office:value="1637719604.75403" calcext:value-type="float">
            <text:p>1637719604.75403</text:p>
          </table:table-cell>
          <table:table-cell office:value-type="float" office:value="1637719620.39433" calcext:value-type="float">
            <text:p>1637719620.39433</text:p>
          </table:table-cell>
          <table:table-cell office:value-type="float" office:value="1637719616.74429" calcext:value-type="float">
            <text:p>1637719616.74429</text:p>
          </table:table-cell>
          <table:table-cell office:value-type="float" office:value="1637719615.05414" calcext:value-type="float">
            <text:p>1637719615.05414</text:p>
          </table:table-cell>
          <table:table-cell table:formula="of:=[.D11]-[.E11]" office:value-type="float" office:value="1.69014716148376" calcext:value-type="float">
            <text:p>1.69014716148376</text:p>
          </table:table-cell>
          <table:table-cell office:value-type="float" office:value="1637719620.39433" calcext:value-type="float">
            <text:p>1637719620.394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2:01:10.831420001</meta:creation-date>
    <dc:date>2022-05-10T11:54:48.973808369</dc:date>
    <meta:editing-duration>PT23H8M30S</meta:editing-duration>
    <meta:editing-cycles>2</meta:editing-cycles>
    <meta:generator>LibreOffice/6.4.7.2$Linux_X86_64 LibreOffice_project/40$Build-2</meta:generator>
    <meta:document-statistic meta:table-count="1" meta:cell-count="76" meta:object-count="0"/>
  </office:meta>
</office:document-meta>
</file>